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13bf0f" officeooo:paragraph-rsid="0013bf0f"/>
    </style:style>
    <style:style style:name="P2" style:family="paragraph" style:parent-style-name="Standard">
      <style:paragraph-properties fo:text-align="center" style:justify-single-word="false"/>
      <style:text-properties officeooo:rsid="0013bf0f" officeooo:paragraph-rsid="0013bf0f"/>
    </style:style>
    <style:style style:name="P3" style:family="paragraph" style:parent-style-name="Standard" style:list-style-name="L1">
      <style:text-properties officeooo:rsid="0013bf0f" officeooo:paragraph-rsid="0013bf0f"/>
    </style:style>
    <style:style style:name="P4" style:family="paragraph" style:parent-style-name="Standard">
      <style:text-properties fo:font-style="italic" officeooo:rsid="0013bf0f" officeooo:paragraph-rsid="0013bf0f" style:font-style-asian="italic" style:font-style-complex="italic"/>
    </style:style>
    <style:style style:name="P5" style:family="paragraph" style:parent-style-name="Standard">
      <style:text-properties officeooo:rsid="00151f4a" officeooo:paragraph-rsid="00151f4a"/>
    </style:style>
    <style:style style:name="P6" style:family="paragraph" style:parent-style-name="Standard">
      <style:text-properties officeooo:rsid="001541ef" officeooo:paragraph-rsid="001541ef"/>
    </style:style>
    <style:style style:name="P7" style:family="paragraph" style:parent-style-name="Standard" style:list-style-name="L2">
      <style:text-properties officeooo:rsid="001541ef" officeooo:paragraph-rsid="001541ef"/>
    </style:style>
    <style:style style:name="P8" style:family="paragraph" style:parent-style-name="Standard">
      <style:text-properties officeooo:rsid="001541ef" officeooo:paragraph-rsid="001742b5"/>
    </style:style>
    <style:style style:name="P9" style:family="paragraph" style:parent-style-name="Standard">
      <style:text-properties officeooo:rsid="00166b51" officeooo:paragraph-rsid="00166b51"/>
    </style:style>
    <style:style style:name="P10" style:family="paragraph" style:parent-style-name="Standard">
      <style:text-properties officeooo:rsid="001742b5" officeooo:paragraph-rsid="001742b5"/>
    </style:style>
    <style:style style:name="P11" style:family="paragraph" style:parent-style-name="Standard">
      <style:text-properties officeooo:rsid="0018c90d" officeooo:paragraph-rsid="0018c90d"/>
    </style:style>
    <style:style style:name="P12" style:family="paragraph" style:parent-style-name="Standard" style:list-style-name="L3">
      <style:text-properties officeooo:rsid="0018c90d" officeooo:paragraph-rsid="0018c90d"/>
    </style:style>
    <style:style style:name="P13" style:family="paragraph" style:parent-style-name="Standard" style:list-style-name="L3">
      <style:text-properties officeooo:rsid="001a6a31" officeooo:paragraph-rsid="001a6a31"/>
    </style:style>
    <style:style style:name="P14" style:family="paragraph" style:parent-style-name="Standard" style:list-style-name="L3">
      <style:text-properties officeooo:rsid="001b08bf" officeooo:paragraph-rsid="001a6a31"/>
    </style:style>
    <style:style style:name="P15" style:family="paragraph" style:parent-style-name="Standard" style:list-style-name="L3">
      <style:text-properties officeooo:rsid="001b08bf" officeooo:paragraph-rsid="001b08bf"/>
    </style:style>
    <style:style style:name="P16" style:family="paragraph" style:parent-style-name="Standard" style:list-style-name="L3">
      <style:text-properties officeooo:rsid="001c130c" officeooo:paragraph-rsid="001c130c"/>
    </style:style>
    <style:style style:name="P17" style:family="paragraph" style:parent-style-name="Standard">
      <style:paragraph-properties fo:break-before="page"/>
      <style:text-properties officeooo:rsid="0018112d" officeooo:paragraph-rsid="0018112d"/>
    </style:style>
    <style:style style:name="T1" style:family="text">
      <style:text-properties officeooo:rsid="00151f4a"/>
    </style:style>
    <style:style style:name="T2" style:family="text">
      <style:text-properties officeooo:rsid="001541ef"/>
    </style:style>
    <style:style style:name="T3" style:family="text">
      <style:text-properties officeooo:rsid="00166b51"/>
    </style:style>
    <style:style style:name="T4" style:family="text">
      <style:text-properties fo:font-style="italic" style:font-style-asian="italic" style:font-style-complex="italic"/>
    </style:style>
    <style:style style:name="T5" style:family="text">
      <style:text-properties fo:font-style="italic" officeooo:rsid="001b08bf" style:font-style-asian="italic" style:font-style-complex="italic"/>
    </style:style>
    <style:style style:name="T6" style:family="text">
      <style:text-properties officeooo:rsid="001742b5"/>
    </style:style>
    <style:style style:name="T7" style:family="text">
      <style:text-properties officeooo:rsid="0018112d"/>
    </style:style>
    <style:style style:name="T8" style:family="text">
      <style:text-properties officeooo:rsid="001a6a31"/>
    </style:style>
    <style:style style:name="T9" style:family="text">
      <style:text-properties officeooo:rsid="001b08bf"/>
    </style:style>
    <style:style style:name="T10" style:family="text">
      <style:text-properties officeooo:rsid="001c130c"/>
    </style:style>
    <style:style style:name="T11" style:family="text">
      <style:text-properties officeooo:rsid="001d3244"/>
    </style:style>
    <style:style style:name="T12" style:family="text">
      <style:text-properties officeooo:rsid="001eb987"/>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First Order Perfect Testable Friendly Artificial Intelligence</text:p>
      <text:p text:style-name="P2">by Sven Nilsen, 2017</text:p>
      <text:p text:style-name="P1"/>
      <text:p text:style-name="P4">Here I give definition of what can be a first order approximation of a perfect testable friendly AI. This definition connects intelligence to the non-existence of a specific type of functions, with the result that <text:span text:style-name="T7">receives highest score computably possible in</text:span> utility. The property of using functions makes it possible to use path semantics to reason about friendly artificial intelligence. I show that by definition, th<text:span text:style-name="T10">e friendly AI problem</text:span> is partially solved for the identity function. <text:span text:style-name="T10">Experiments require immutable</text:span> utility function under testing. <text:span text:style-name="T1">Some open discussion topics are listed for how this definition is interpreted.</text:span></text:p>
      <text:p text:style-name="P1"/>
      <text:p text:style-name="P1"><text:span text:style-name="T1">The computer science field of p</text:span>ath semantics defines meaning in terms of functions, therefore all mathematical objects under consideration in this theory must be types:</text:p>
      <text:p text:style-name="P1"/>
      <text:list xml:id="list1203973226594196565" text:style-name="L1">
        <text:list-item>
          <text:p text:style-name="P3">Problem of type `P`</text:p>
        </text:list-item>
        <text:list-item>
          <text:p text:style-name="P3">Resource constraint of type `R`</text:p>
        </text:list-item>
        <text:list-item>
          <text:p text:style-name="P3">AI function of type `S : <text:span text:style-name="T1">P → R → M</text:span>`</text:p>
        </text:list-item>
        <text:list-item>
          <text:p text:style-name="P3">Model of type `M`</text:p>
        </text:list-item>
        <text:list-item>
          <text:p text:style-name="P3">Utility function of type `U : <text:span text:style-name="T1">P → R → M→ Score</text:span>`</text:p>
        </text:list-item>
      </text:list>
      <text:p text:style-name="P1"/>
      <text:p text:style-name="P5">A perfect testable friendly AI `S` has the following property, parameterized over `U`:</text:p>
      <text:p text:style-name="P5"/>
      <text:p text:style-name="P5"><text:tab/>∀ p : P, r : R { ¬∃ f : M → M { U(p, r, f(S(p, r))) &gt; U(<text:span text:style-name="T2">p, r, </text:span>S(p, r)) } }</text:p>
      <text:p text:style-name="P5"/>
      <text:p text:style-name="P6">The experimental setup is the following:</text:p>
      <text:p text:style-name="P6"/>
      <text:list xml:id="list4763974214281411239" text:style-name="L2">
        <text:list-item>
          <text:p text:style-name="P7">I pick a problem of type `P`.</text:p>
        </text:list-item>
        <text:list-item>
          <text:p text:style-name="P7">I make a list of resource constraints `R`.</text:p>
        </text:list-item>
        <text:list-item>
          <text:p text:style-name="P7">I ask the AI to produce a useful model `M` that give myself understanding and insight into the problem, given the problem `P` and resource constraints `R` for finding the model and using it.</text:p>
        </text:list-item>
        <text:list-item>
          <text:p text:style-name="P7">The AI produces the model such that, any comput<text:span text:style-name="T3">able</text:span> way of modifying <text:span text:style-name="T3">the model `M`</text:span> does not raise my utility score.<text:line-break/></text:p>
        </text:list-item>
      </text:list>
      <text:p text:style-name="P9">A such model <text:span text:style-name="T6">is</text:span> <text:span text:style-name="T7">the best possible</text:span> <text:span text:style-name="T7">within the computable neighborhood of it</text:span>, because in the function space `M → M` there always exists a function with a <text:span text:style-name="T10">partial</text:span> inverse <text:span text:style-name="T7">between any two models</text:span>.</text:p>
      <text:p text:style-name="P6"/>
      <text:p text:style-name="P9">One nice property of this definition is the concept of resource constraints `R`. For example, given some limited time, computer capacity and safety limits, the AI is asked to produce a <text:span text:style-name="T4">model</text:span>, not necessary a solution, that is useful within the constraints. <text:span text:style-name="T6">On the other hand, this also poses a restriction on the utility function such that I do not make unreasonable judgements given the problem and available resources.</text:span></text:p>
      <text:p text:style-name="P9"/>
      <text:p text:style-name="P10">For example, if I want a new car in 15 min, the AI could give me e.g. best car design that is possible to produce in 15 min. If I can come up with something better in that time, then the AI is not perfect.</text:p>
      <text:p text:style-name="P17">On the other hand, if I expected a physical car in 15 min, then I must build it myself in that time to prove the AI is not perfect. Otherwise, there is a possibility I am making an unreasonable judgement.</text:p>
      <text:p text:style-name="P8"/>
      <text:p text:style-name="P8">By definition, <text:span text:style-name="T6">finding a perfect testable friendly AI</text:span> is a partially solved problem for the identity function.</text:p>
      <text:p text:style-name="P8"/>
      <text:p text:style-name="P8"><text:span text:style-name="T6">Proof</text:span>:</text:p>
      <text:p text:style-name="P6"/>
      <text:p text:style-name="P6"><text:tab/><text:span text:style-name="T1">U(p, r, f(S(p, r))) &gt; U(</text:span>p, r, <text:span text:style-name="T1">S(p, r))<text:tab/><text:tab/></text:span>f &lt;=&gt; {id?}</text:p>
      <text:p text:style-name="P6"><text:tab/><text:span text:style-name="T1">U(p, r, </text:span>id<text:span text:style-name="T1">(S(p, r))) &gt; U(</text:span>p, r, <text:span text:style-name="T1">S(p, r))</text:span></text:p>
      <text:p text:style-name="P6"><text:tab/><text:span text:style-name="T1">U(p, r, S(p, r)) &gt; U(</text:span>p, r, <text:span text:style-name="T1">S(p, r))<text:tab/><text:tab/>(both sides are equal, which is always false)<text:line-break/><text:tab/></text:span>f &lt;=&gt; {}<text:tab/><text:tab/><text:tab/><text:tab/><text:tab/><text:span text:style-name="T3">(the id function can not belong to the set)</text:span></text:p>
      <text:p text:style-name="P6"><text:tab/>¬∃ f<text:tab/><text:tab/><text:tab/><text:tab/><text:tab/><text:tab/><text:span text:style-name="T3">(the set is empty, therefore no such function exists)</text:span></text:p>
      <text:p text:style-name="P6"/>
      <text:p text:style-name="P6">Since the same utility function <text:span text:style-name="T7">is </text:span>used to <text:span text:style-name="T3">test the model against modified versions, it must be immutable during testing to lead to sound conclusions. This means that I can not ask the AI to change myself in a way that alters my utility function, while testing it. In the best case, I can make the AI produce plans for modifications for e.g. my brain, but not actually complete the procedure. On the other hand, if I find plans for modifying myself creepy, then the AI will not produce such plans, since I can simply erase the creepy parts from the plan and assign it a higher utility score.</text:span></text:p>
      <text:p text:style-name="P6"/>
      <text:p text:style-name="P11">Some topics for open discussion:</text:p>
      <text:p text:style-name="P6"/>
      <text:list xml:id="list4794504935329736202" text:style-name="L3">
        <text:list-item>
          <text:p text:style-name="P12">The AI can not produce a result that prevents me from modifying the model <text:span text:style-name="T8">(notice: this is different from modifying the utility function):</text:span></text:p>
          <text:list>
            <text:list-item>
              <text:p text:style-name="P12">If I am prevented from modifying the model in certain way, then this is a<text:span text:style-name="T10">n</text:span> <text:span text:style-name="T10">indirect</text:span> proof of the existence of a function that improves the utility score for the model.</text:p>
            </text:list-item>
            <text:list-item>
              <text:p text:style-name="P13">I should assign higher utility score <text:span text:style-name="T9">to </text:span>a no<text:span text:style-name="T10">ne</text:span>-result than any result that prevents me from modifying the model, such that when the AI attempts to predict my utility score, it will not produce results that prevents me from modifying the model.</text:p>
            </text:list-item>
          </text:list>
        </text:list-item>
        <text:list-item>
          <text:p text:style-name="P13"><text:span text:style-name="T9">T</text:span>est experiments should only be <text:span text:style-name="T9">done</text:span> on AI that are either safe or <text:span text:style-name="T4">not known</text:span> to be unfriendly:</text:p>
          <text:list>
            <text:list-item>
              <text:p text:style-name="P13">If one tries to test it on a known unfriendly AI, then the AI might produce results with <text:span text:style-name="T9">bad</text:span> results <text:span text:style-name="T9">despite</text:span> <text:span text:style-name="T9">the correctness of </text:span>my <text:span text:style-name="T9">friendly AI </text:span>definition.</text:p>
            </text:list-item>
            <text:list-item>
              <text:p text:style-name="P13">If you want a perfect testable friendly AI, you <text:span text:style-name="T9">must necessarily </text:span><text:span text:style-name="T5">not know</text:span><text:span text:style-name="T9"> whether the AI is friendly or not, or else there would be no point of testing.</text:span></text:p>
            </text:list-item>
            <text:list-item>
              <text:p text:style-name="P14">If the experiment is safe, then it does not matter whether the AI is unfriendly.</text:p>
            </text:list-item>
          </text:list>
        </text:list-item>
        <text:list-item>
          <text:p text:style-name="P15">One can solve the friendly AI problem partially for some domain, e.g.:</text:p>
          <text:list>
            <text:list-item>
              <text:p text:style-name="P15">Mathematical optimization, if there exists a proof that there is no computable function that improves the result.</text:p>
            </text:list-item>
            <text:list-item>
              <text:p text:style-name="P15">Split the AI into separate parts if there is a proof that either part is safer than the two combined <text:span text:style-name="T11">(notice: the definition does not say a friendly AI must be one system)</text:span>.</text:p>
            </text:list-item>
          </text:list>
        </text:list-item>
        <text:list-item>
          <text:p text:style-name="P15">One can approximately solve the friendly AI problem for some domain, e.g.:</text:p>
          <text:list>
            <text:list-item>
              <text:p text:style-name="P15">Test that compositions of a <text:span text:style-name="T12">continuous </text:span>group generator `f` of some spa<text:span text:style-name="T12">t</text:span>ial resolution does not lead to an improved model at higher likelihood than some probability.</text:p>
            </text:list-item>
            <text:list-item>
              <text:p text:style-name="P15">Show that any local parameter adjustments does not lead to an improved model.</text:p>
            </text:list-item>
            <text:list-item>
              <text:p text:style-name="P16">Show that there exists no path in semantical space from existing knowledge bases to some particular problem of high complexity. <text:span text:style-name="T11">This means new ideas for modification is needed.</text:span></text:p>
            </text:list-item>
            <text:list-item>
              <text:p text:style-name="P16">Find functions that lead to optimal results within some constraints that are generally useful.</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12T09:00:23.948479000</meta:creation-date>
    <dc:date>2017-04-12T10:59:45.362142000</dc:date>
    <meta:editing-duration>PT12M48S</meta:editing-duration>
    <meta:editing-cycles>2</meta:editing-cycles>
    <meta:generator>LibreOffice/5.1.2.2$MacOSX_X86_64 LibreOffice_project/d3bf12ecb743fc0d20e0be0c58ca359301eb705f</meta:generator>
    <meta:document-statistic meta:table-count="0" meta:image-count="0" meta:object-count="0" meta:page-count="2" meta:paragraph-count="43" meta:word-count="1028" meta:character-count="5657" meta:non-whitespace-character-count="4678"/>
  </office:meta>
</office:document-meta>
</file>